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line-height="100%"/>
      <style:text-properties fo:font-weight="bold" style:font-weight-asian="bold"/>
    </style:style>
    <style:style style:name="P5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6" style:family="paragraph" style:parent-style-name="Standard">
      <style:paragraph-properties fo:line-height="100%"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line-height="100%" fo:text-indent="0cm" style:auto-text-indent="false"/>
    </style:style>
    <style:style style:name="P8" style:family="paragraph" style:parent-style-name="Standard">
      <style:paragraph-properties fo:margin-left="1.27cm" fo:margin-right="0cm" fo:line-height="100%" fo:text-indent="0cm" style:auto-text-indent="false"/>
    </style:style>
    <style:style style:name="P9" style:family="paragraph" style:parent-style-name="Standard">
      <style:paragraph-properties fo:margin-left="0cm" fo:margin-right="0cm" fo:line-height="100%" fo:text-indent="1.27cm" style:auto-text-indent="false"/>
    </style:style>
    <style:style style:name="P10" style:family="paragraph" style:parent-style-name="Standard">
      <style:paragraph-properties fo:margin-left="2.54cm" fo:margin-right="0cm" fo:line-height="100%" fo:text-align="start" style:justify-single-word="false" fo:text-indent="1.27cm" style:auto-text-indent="false"/>
    </style:style>
    <style:style style:name="P11" style:family="paragraph" style:parent-style-name="Standard">
      <style:paragraph-properties fo:margin-left="3.81cm" fo:margin-right="0cm" fo:line-height="100%" fo:text-indent="1.27cm" style:auto-text-indent="false"/>
    </style:style>
    <style:style style:name="P12" style:family="paragraph" style:parent-style-name="Standard" style:master-page-name="Standard">
      <style:paragraph-properties fo:line-height="100%" style:page-number="auto"/>
    </style:style>
    <style:style style:name="P13" style:family="paragraph" style:parent-style-name="Heading_20_2">
      <style:paragraph-properties fo:line-height="100%"/>
    </style:style>
    <style:style style:name="P14" style:family="paragraph" style:parent-style-name="Heading_20_1">
      <style:paragraph-properties fo:line-height="100%" fo:text-align="start" style:justify-single-word="false"/>
    </style:style>
    <style:style style:name="P15" style:family="paragraph" style:parent-style-name="Heading_20_1">
      <style:paragraph-properties fo:margin-top="0cm" fo:margin-bottom="0.212cm" fo:line-height="100%" fo:break-before="page"/>
    </style:style>
    <style:style style:name="P16" style:family="paragraph" style:parent-style-name="Heading_20_1">
      <style:paragraph-properties fo:margin-top="0cm" fo:margin-bottom="0.212cm" fo:line-height="100%" fo:text-align="center" style:justify-single-word="false" fo:break-before="page"/>
    </style:style>
    <style:style style:name="P17" style:family="paragraph" style:parent-style-name="Heading_20_1">
      <style:paragraph-properties fo:margin-top="0cm" fo:margin-bottom="0.212cm" fo:line-height="100%" fo:text-align="center" style:justify-single-word="false"/>
    </style:style>
    <style:style style:name="P18" style:family="paragraph" style:parent-style-name="Heading_20_1">
      <style:paragraph-properties fo:margin-left="0cm" fo:margin-right="0cm" fo:margin-top="0cm" fo:margin-bottom="0.212cm" fo:line-height="100%" fo:text-align="center" style:justify-single-word="false" fo:text-indent="1.27cm" style:auto-text-indent="false"/>
    </style:style>
    <style:style style:name="P19" style:family="paragraph" style:parent-style-name="Title">
      <style:paragraph-properties fo:line-height="100%"/>
      <style:text-properties fo:color="#434343"/>
    </style:style>
    <style:style style:name="P20" style:family="paragraph" style:parent-style-name="Title">
      <style:paragraph-properties fo:line-height="100%" fo:text-align="center" style:justify-single-word="false"/>
      <style:text-properties fo:color="#434343"/>
    </style:style>
    <style:style style:name="P21" style:family="paragraph" style:parent-style-name="Title">
      <style:paragraph-properties fo:line-height="100%"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434343"/>
    </style:style>
    <style:style style:name="T3" style:family="text">
      <style:text-properties fo:color="#666666"/>
    </style:style>
    <style:style style:name="T4" style:family="text">
      <style:text-properties fo:color="#666666" style:text-underline-style="solid" style:text-underline-width="auto" style:text-underline-color="font-color"/>
    </style:style>
    <style:style style:name="T5" style:family="text">
      <style:text-properties fo:font-weight="bold" style:font-weight-asian="bold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font-size="24pt" fo:font-weight="bold" style:font-size-asian="24pt" style:font-weight-asian="bold" style:font-size-complex="24pt"/>
    </style:style>
    <style:style style:name="T8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Équipe de Devs:</text:span></text:p>
      <text:p text:style-name="P1">Alexis PANNETIER</text:p>
      <text:p text:style-name="P1">Marc Bariller</text:p>
      <text:p text:style-name="P19"><text:bookmark text:name="_lrw2iju1nt5t"/></text:p>
      <text:p text:style-name="P20"><text:bookmark text:name="_aaf7wg8s2bfi"/></text:p>
      <text:p text:style-name="P20"><text:bookmark text:name="_er8ti65473xl"/></text:p>
      <text:p text:style-name="P20"><text:bookmark text:name="_sk3ejlsxa1tr"/></text:p>
      <text:p text:style-name="P21"><text:bookmark text:name="_osdy8j1yk4bl"/><text:span text:style-name="T2">Cahier Des Charges “Astruck.miam”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Clients:</text:span></text:p>
      <text:p text:style-name="P1">Anne-Sophie Coignard</text:p>
      <text:p text:style-name="P1">Nicolas Nivez</text:p>
      <text:h text:style-name="P16" text:outline-level="1"><text:bookmark text:name="_gst26k8fjjb5"/><text:span text:style-name="T2">Présentation générale</text:span></text:h>
      <text:h text:style-name="P13" text:outline-level="2"><text:bookmark text:name="_9rr40ih8e67a"/><text:span text:style-name="T4">HTML:</text:span></text:h>
      <text:p text:style-name="P1">La page index sera Accueil</text:p>
      <text:p text:style-name="P1">Le Header et le bandeau du body sont fixes et visibles partout sur le site</text:p>
      <text:p text:style-name="P1">Le footer est accessible sur toutes les pages du site</text:p>
      <text:p text:style-name="P1">Chaque section et chaque menu déroulant correspond à une nouvelle page. Sauf pour les menus déroulants qui réorientent directement vers le réseau en question.</text:p>
      <text:p text:style-name="P1"/>
      <text:p text:style-name="P1">Chaque page du site est composée de la même manière:</text:p>
      <text:p text:style-name="P1"/>
      <text:p text:style-name="P1"><text:span text:style-name="T5">Header(fixe)</text:span></text:p>
      <text:p text:style-name="P8"><text:span text:style-name="T5">Section:<text:tab/><text:tab/>Menu déroulant(qui apparaît au survol):</text:span></text:p>
      <text:p text:style-name="P8">-&gt; <text:a xlink:type="simple" xlink:href="#_w7osn1h79xwh" text:style-name="Internet_20_link" text:visited-style-name="Visited_20_Internet_20_Link"><text:span text:style-name="T6">Accueil</text:span></text:a><text:tab/><text:tab/></text:p>
      <text:p text:style-name="P8">-&gt; <text:a xlink:type="simple" xlink:href="#_o4o5shxdc0oo" text:style-name="Internet_20_link" text:visited-style-name="Visited_20_Internet_20_Link"><text:span text:style-name="T6">La carte</text:span></text:a><text:tab/><text:tab/><text:a xlink:type="simple" xlink:href="#_ixpki7i2ezg3" text:style-name="Internet_20_link" text:visited-style-name="Visited_20_Internet_20_Link"><text:span text:style-name="T6">Nos hamburgers</text:span></text:a> / <text:a xlink:type="simple" xlink:href="#_wld9zwbb79ol" text:style-name="Internet_20_link" text:visited-style-name="Visited_20_Internet_20_Link"><text:span text:style-name="T6">Nos boissons</text:span></text:a> / <text:a xlink:type="simple" xlink:href="#_m17hizys9b8a" text:style-name="Internet_20_link" text:visited-style-name="Visited_20_Internet_20_Link"><text:span text:style-name="T6">Nos desserts</text:span></text:a> / <text:a xlink:type="simple" xlink:href="#_qbgzaezigpyj" text:style-name="Internet_20_link" text:visited-style-name="Visited_20_Internet_20_Link"><text:span text:style-name="T6">Nos menus</text:span></text:a></text:p>
      <text:p text:style-name="P8">-&gt; Où nous trouver<text:tab/></text:p>
      <text:p text:style-name="P8">-&gt; Evenementielle<text:tab/></text:p>
      <text:p text:style-name="P8">-&gt; Réseaux sociaux<text:tab/>Facebook / Twitter / Instagram</text:p>
      <text:p text:style-name="P4"/>
      <text:p text:style-name="P1"><text:span text:style-name="T5">Body</text:span></text:p>
      <text:p text:style-name="P1"><text:tab/>&lt;Contenu&gt;</text:p>
      <text:p text:style-name="P4"/>
      <text:p text:style-name="P1"><text:span text:style-name="T5">Bandeau gauche(fixe)</text:span></text:p>
      <text:p text:style-name="P9">Map de géolocalisation, lieu</text:p>
      <text:p text:style-name="P4"/>
      <text:p text:style-name="P1"><text:span text:style-name="T5">Footer(all page)</text:span></text:p>
      <text:p text:style-name="P9">Mentions légales / Contacts</text:p>
      <text:h text:style-name="P13" text:outline-level="2"><text:bookmark text:name="_jb028qmltv3o"/><text:span text:style-name="T4">CSS:</text:span></text:h>
      <text:p text:style-name="P1">Couleur générale: Blanc et gris avec des nuances. </text:p>
      <text:p text:style-name="P1"><text:span text:style-name="T5">Header</text:span></text:p>
      <text:p text:style-name="P8">Le header en haut sera fixe</text:p>
      <text:p text:style-name="P9">Logo as-truck sur le header côté gauche, le menu section au milieu</text:p>
      <text:p text:style-name="P1"/>
      <text:p text:style-name="P1"><text:span text:style-name="T5">Body</text:span></text:p>
      <text:p text:style-name="P1"><text:span text:style-name="T5"><text:tab/></text:span>&lt;Contenu&gt;</text:p>
      <text:p text:style-name="P1"/>
      <text:p text:style-name="P1"><text:span text:style-name="T5">Bandeau gauche</text:span></text:p>
      <text:p text:style-name="P1"><text:span text:style-name="T5"><text:tab/></text:span> Côté gauche</text:p>
      <text:p text:style-name="P4"/>
      <text:p text:style-name="P1"><text:span text:style-name="T5">Footer</text:span></text:p>
      <text:p text:style-name="P9"/>
      <text:h text:style-name="P16" text:outline-level="1"><text:bookmark text:name="_6o298c392mxo"/><text:span text:style-name="T3">Accueil</text:span></text:h>
      <text:p text:style-name="P1"/>
      <text:p text:style-name="P1">Vidéo de présentation de As-truck réalisé par eux-même</text:p>
      <text:p text:style-name="P1">-Qui sommes nous ?</text:p>
      <text:p text:style-name="P8">Jeune couple avec 5 enfants se lancent dans un projet de food-truck. Spécialisé dans le hamburger, ils ciblent les étudiants et les entreprises.</text:p>
      <text:p text:style-name="P8"/>
      <text:p text:style-name="P8"/>
      <text:p text:style-name="P8"/>
      <text:h text:style-name="P17" text:outline-level="1"><text:bookmark text:name="_o4o5shxdc0oo"/><text:span text:style-name="T3">La carte</text:span></text:h>
      <text:p text:style-name="P6"/>
      <text:p text:style-name="P2"><text:span text:style-name="T8">-Nos hamburgers <text:tab/><text:tab/><text:tab/><text:tab/><text:tab/>-Nos boissons</text:span></text:p>
      <text:p text:style-name="P2"><text:span text:style-name="T8">(lien vers la page Nos hamburger)<text:tab/><text:tab/>(lien vers la page Nos boissons)</text:span></text:p>
      <text:p text:style-name="P10"><text:span text:style-name="T8"><text:tab/><text:tab/></text:span></text:p>
      <text:p text:style-name="P2"><text:span text:style-name="T8">“image d'hamburger”<text:tab/><text:tab/><text:tab/><text:tab/>“image de boisson”</text:span></text:p>
      <text:p text:style-name="P6"/>
      <text:p text:style-name="P6"/>
      <text:p text:style-name="P2"><text:span text:style-name="T8">-Nos desserts<text:tab/><text:tab/><text:tab/><text:tab/><text:tab/>-Nos Menus</text:span></text:p>
      <text:p text:style-name="P2"><text:span text:style-name="T8">(lien vers la page Nos desserts)<text:tab/><text:tab/><text:tab/>(lien vers la page Nos menus)</text:span></text:p>
      <text:p text:style-name="P6"/>
      <text:p text:style-name="P1"><text:span text:style-name="T8">“image de dessert”<text:tab/><text:tab/><text:tab/><text:tab/><text:tab/>“image d’un menu”</text:span></text:p>
      <text:p text:style-name="P5"/>
      <text:p text:style-name="P5"/>
      <text:p text:style-name="P5"/>
      <text:p text:style-name="P5"/>
      <text:h text:style-name="P18" text:outline-level="1"><text:bookmark text:name="_ixpki7i2ezg3"/><text:span text:style-name="T3">Nos Hamburgers</text:span></text:h>
      <text:p text:style-name="P7"/>
      <text:p text:style-name="P7">-Vegan/ végétarien<text:tab/><text:tab/>6€<text:tab/><text:tab/><text:tab/>-Poisson<text:tab/><text:tab/><text:tab/>6€</text:p>
      <text:p text:style-name="P7">“photo du burger”<text:tab/><text:tab/><text:tab/><text:tab/><text:tab/>“photo du burger”</text:p>
      <text:p text:style-name="P7"/>
      <text:p text:style-name="P7"><text:line-break/>-Cheeseburger<text:tab/><text:tab/>6€<text:tab/><text:tab/><text:tab/>-Bacon<text:tab/><text:tab/><text:tab/><text:tab/>6€</text:p>
      <text:p text:style-name="P1">“photo du burger”<text:tab/><text:tab/><text:tab/><text:tab/><text:tab/>“photo du burger”</text:p>
      <text:p text:style-name="P7"/>
      <text:p text:style-name="P7"><text:line-break/>-Chèvre<text:tab/><text:tab/><text:tab/>6€<text:tab/><text:tab/><text:tab/>-Poulet<text:tab/><text:tab/><text:tab/><text:tab/>6€</text:p>
      <text:p text:style-name="P1">“photo du burger”<text:tab/><text:tab/><text:tab/><text:tab/><text:tab/>“photo du burger”</text:p>
      <text:p text:style-name="P7"/>
      <text:p text:style-name="P7"/>
      <text:p text:style-name="P11">-frites/potatoes/salade<text:tab/>2€50</text:p>
      <text:p text:style-name="P7"><text:tab/><text:tab/><text:tab/><text:tab/>“photo du plat”</text:p>
      <text:p text:style-name="P7"/>
      <text:p text:style-name="P7"/>
      <text:h text:style-name="P15" text:outline-level="1"><text:bookmark text:name="_wld9zwbb79ol"/><text:span text:style-name="T3">Nos boissons</text:span></text:h>
      <text:p text:style-name="P7"><text:line-break/>- Coca<text:tab/><text:tab/><text:tab/>2€<text:tab/><text:tab/><text:tab/><text:tab/>Minute maid <text:tab/><text:tab/><text:tab/>2€</text:p>
      <text:p text:style-name="P7">“photo de coca”<text:tab/><text:tab/><text:tab/><text:tab/><text:tab/>“photo de minute maid”</text:p>
      <text:p text:style-name="P7"/>
      <text:p text:style-name="P7"/>
      <text:p text:style-name="P7"><text:s/>orangina<text:tab/><text:tab/>2€<text:tab/><text:tab/><text:tab/><text:tab/>Fanta<text:tab/><text:tab/><text:tab/><text:tab/>2€</text:p>
      <text:p text:style-name="P7">“photo d’orangina”<text:tab/><text:tab/><text:tab/><text:tab/><text:tab/>“photo de fanta”</text:p>
      <text:p text:style-name="P7"/>
      <text:p text:style-name="P7"><text:s/></text:p>
      <text:p text:style-name="P7">ice tea<text:tab/><text:tab/><text:tab/>2€<text:tab/><text:tab/><text:tab/><text:tab/>breizh cola<text:tab/><text:tab/><text:tab/>2€</text:p>
      <text:p text:style-name="P7">“photo d’ice tea”<text:tab/><text:tab/><text:tab/><text:tab/><text:tab/>“photo de breizh cola”</text:p>
      <text:p text:style-name="P7"/>
      <text:p text:style-name="P7"><text:line-break/>Thé<text:tab/><text:tab/><text:tab/>1,50€<text:tab/><text:tab/><text:tab/><text:tab/>Chocolat chaud<text:tab/><text:tab/>1,50€</text:p>
      <text:p text:style-name="P7">“photo de thé”<text:tab/><text:tab/><text:tab/><text:tab/><text:tab/><text:tab/>“photo de chocolat chaud”</text:p>
      <text:p text:style-name="P7"/>
      <text:p text:style-name="P7"/>
      <text:p text:style-name="P11">-café <text:tab/><text:tab/><text:tab/>1€</text:p>
      <text:p text:style-name="P11">“photo de café”</text:p>
      <text:p text:style-name="P11"/>
      <text:p text:style-name="P11"/>
      <text:p text:style-name="P11"/>
      <text:p text:style-name="P11"/>
      <text:p text:style-name="P11"/>
      <text:h text:style-name="P17" text:outline-level="1"><text:bookmark text:name="_8kkcham3ppmf"/><text:span text:style-name="T3">Nos desserts</text:span></text:h>
      <text:p text:style-name="P7"/>
      <text:p text:style-name="P1">- <text:s/>Muffin <text:s text:c="2"/><text:tab/><text:tab/>3€<text:tab/><text:tab/><text:tab/><text:tab/>- <text:s/>Glaces pot <text:s text:c="2"/><text:tab/><text:tab/>3€</text:p>
      <text:p text:style-name="P1">“photo de muffin”<text:tab/><text:tab/><text:tab/><text:tab/><text:tab/>“photo glaces pot”</text:p>
      <text:p text:style-name="P1"/>
      <text:p text:style-name="P1"/>
      <text:p text:style-name="P1">- <text:s/>Cookie <text:tab/><text:tab/>3€<text:tab/><text:tab/><text:tab/><text:tab/>- <text:s/>Fruits<text:tab/><text:tab/>3€</text:p>
      <text:p text:style-name="P1">“photo de cookie”<text:tab/><text:tab/><text:tab/><text:tab/><text:tab/>“photo de fruit”</text:p>
      <text:p text:style-name="P1"/>
      <text:p text:style-name="P1"/>
      <text:p text:style-name="P1">- <text:s/>Flan <text:tab/><text:tab/><text:tab/>3€<text:tab/><text:tab/><text:tab/><text:tab/>- Brownies<text:tab/><text:tab/>3€</text:p>
      <text:p text:style-name="P1">“photo de flan”<text:tab/><text:tab/><text:tab/><text:tab/><text:tab/><text:tab/>“photo de brownies”</text:p>
      <text:p text:style-name="P7"/>
      <text:p text:style-name="P7"/>
      <text:p text:style-name="P7">- Kinder<text:tab/><text:tab/>2€<text:tab/><text:tab/><text:tab/><text:tab/>- Twix<text:tab/><text:tab/><text:tab/>2€</text:p>
      <text:p text:style-name="P7">“photo de kinder”<text:tab/><text:tab/><text:tab/><text:tab/><text:tab/>“photo de twix”</text:p>
      <text:p text:style-name="P7"/>
      <text:p text:style-name="P7"/>
      <text:p text:style-name="P11">-Snikers<text:tab/><text:tab/>2€</text:p>
      <text:p text:style-name="P11">“photo de snickers”</text:p>
      <text:h text:style-name="P14" text:outline-level="1"><text:bookmark text:name="_eftifpenvias"/></text:h>
      <text:h text:style-name="P15" text:outline-level="1"><text:bookmark text:name="_71qtqcl2x289"/>N<text:span text:style-name="T2">os Menus</text:span></text:h>
      <text:p text:style-name="P7"/>
      <text:p text:style-name="P7"><text:line-break/> <text:s text:c="3"/>1 burger + 1 frite/potatoes/salade + 1 boisson OU un dessert =<text:tab/><text:tab/>8€50</text:p>
      <text:p text:style-name="P7"><text:tab/>(photos des éléments)</text:p>
      <text:p text:style-name="P7"><text:line-break/> <text:s text:c="3"/>1 burger + 1 frite/potatoes/salde + 1 boisson ET un dessert =<text:tab/><text:tab/>9€50</text:p>
      <text:p text:style-name="P7"><text:tab/>(photos des éléments)</text:p>
      <text:p text:style-name="P7"/>
      <text:p text:style-name="P7"><text:s text:c="4"/>1 burger + 1 boisson <text:s/>=<text:tab/><text:tab/><text:tab/><text:tab/><text:tab/><text:tab/><text:tab/>7€50</text:p>
      <text:p text:style-name="P7"><text:tab/>(photos des éléments)</text:p>
      <text:p text:style-name="P7"><text:line-break/> <text:s text:c="3"/>1 burger + 1 frite/potatoes/salade =<text:tab/><text:tab/><text:tab/><text:tab/><text:tab/>7€</text:p>
      <text:p text:style-name="P7"><text:tab/>(photos des éléments)</text:p>
      <text:p text:style-name="P7"/>
      <text:h text:style-name="P15" text:outline-level="1"><text:bookmark text:name="_qkoj65tg6b27"/>Budget</text:h>
      <text:p text:style-name="P7"/>
      <text:p text:style-name="P7"><text:span text:style-name="T1">HTML:</text:span><text:tab/><text:tab/><text:tab/>750€</text:p>
      <text:p text:style-name="P7"/>
      <text:p text:style-name="P7"><text:span text:style-name="T1">CSS:</text:span><text:tab/><text:tab/><text:tab/>1.250€</text:p>
      <text:p text:style-name="P7"/>
      <text:p text:style-name="P7"><text:span text:style-name="T1">Service Après Vente:</text:span><text:tab/>25€/H</text:p>
      <text:p text:style-name="P7"/>
      <text:p text:style-name="P7"><text:span text:style-name="T1">Application mobile toutes plateformes (bonus):</text:span><text:tab/>2.500€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fr" fo:country="FR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Arial" fo:font-size="11pt" fo:language="fr" fo:country="FR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text-align="center" style:justify-single-word="false" fo:keep-together="always" fo:keep-with-next="always"/>
      <style:text-properties fo:color="#434343"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6" meta:paragraph-count="95" meta:word-count="482" meta:character-count="2929"/>
    <dc:date>2017-12-18T09:13:21.39</dc:date>
    <meta:generator>OpenOffice/4.1.4$Win32 OpenOffice.org_project/414m5$Build-9788</meta:generator>
  </office:meta>
</office:document-meta>
</file>